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eb86" officeooo:paragraph-rsid="001feb86"/>
    </style:style>
    <style:style style:name="P2" style:family="paragraph" style:parent-style-name="Standard">
      <style:text-properties officeooo:paragraph-rsid="0025f88a"/>
    </style:style>
    <style:style style:name="P3" style:family="paragraph" style:parent-style-name="Standard">
      <style:text-properties fo:font-weight="normal" officeooo:rsid="001feb86" style:font-weight-asian="normal" style:font-weight-complex="normal"/>
    </style:style>
    <style:style style:name="P4" style:family="paragraph" style:parent-style-name="Subtitle">
      <style:text-properties officeooo:rsid="001feb86" officeooo:paragraph-rsid="001feb86"/>
    </style:style>
    <style:style style:name="P5" style:family="paragraph" style:parent-style-name="Text_20_body">
      <style:text-properties officeooo:rsid="001feb86" officeooo:paragraph-rsid="001feb86"/>
    </style:style>
    <style:style style:name="P6" style:family="paragraph" style:parent-style-name="Text_20_body">
      <style:text-properties fo:font-weight="bold" officeooo:rsid="001feb86" officeooo:paragraph-rsid="001feb86" style:font-weight-asian="bold" style:font-weight-complex="bold"/>
    </style:style>
    <style:style style:name="P7" style:family="paragraph" style:parent-style-name="Text_20_body">
      <style:text-properties fo:font-weight="bold" officeooo:rsid="001feb86" officeooo:paragraph-rsid="0025f88a" style:font-weight-asian="bold" style:font-weight-complex="bold"/>
    </style:style>
    <style:style style:name="P8" style:family="paragraph" style:parent-style-name="Text_20_body">
      <style:text-properties officeooo:paragraph-rsid="00427f84"/>
    </style:style>
    <style:style style:name="P9" style:family="paragraph" style:parent-style-name="Text_20_body">
      <style:text-properties officeooo:paragraph-rsid="00276cca"/>
    </style:style>
    <style:style style:name="P10" style:family="paragraph" style:parent-style-name="Text_20_body">
      <style:text-properties fo:font-weight="normal" officeooo:paragraph-rsid="00427f84" style:font-weight-asian="normal" style:font-weight-complex="normal"/>
    </style:style>
    <style:style style:name="P11" style:family="paragraph" style:parent-style-name="Text_20_body">
      <style:text-properties officeooo:rsid="006b168b" officeooo:paragraph-rsid="006b168b"/>
    </style:style>
    <style:style style:name="P12" style:family="paragraph" style:parent-style-name="Text_20_body">
      <style:text-properties officeooo:rsid="0072684b" officeooo:paragraph-rsid="0072684b"/>
    </style:style>
    <style:style style:name="P13" style:family="paragraph" style:parent-style-name="Text_20_body">
      <style:text-properties officeooo:rsid="007a2fae" officeooo:paragraph-rsid="007a2fae"/>
    </style:style>
    <style:style style:name="P14" style:family="paragraph" style:parent-style-name="Text_20_body">
      <style:text-properties officeooo:rsid="0080b3b9" officeooo:paragraph-rsid="0080b3b9"/>
    </style:style>
    <style:style style:name="P15" style:family="paragraph" style:parent-style-name="Text_20_body">
      <style:text-properties officeooo:rsid="00835728" officeooo:paragraph-rsid="00835728"/>
    </style:style>
    <style:style style:name="P16" style:family="paragraph" style:parent-style-name="Title">
      <style:text-properties officeooo:rsid="001feb86" officeooo:paragraph-rsid="001feb86"/>
    </style:style>
    <style:style style:name="P17" style:family="paragraph" style:parent-style-name="Text_20_body" style:list-style-name="L1">
      <style:text-properties officeooo:rsid="006b168b" officeooo:paragraph-rsid="006b168b"/>
    </style:style>
    <style:style style:name="P18" style:family="paragraph" style:parent-style-name="Text_20_body" style:list-style-name="L2"/>
    <style:style style:name="P19" style:family="paragraph" style:parent-style-name="Text_20_body" style:list-style-name="L3"/>
    <style:style style:name="P20" style:family="paragraph" style:parent-style-name="Text_20_body" style:list-style-name="L3">
      <style:text-properties officeooo:paragraph-rsid="0072684b"/>
    </style:style>
    <style:style style:name="P21" style:family="paragraph" style:parent-style-name="Text_20_body" style:list-style-name="L3">
      <style:text-properties officeooo:rsid="0072684b" officeooo:paragraph-rsid="0072684b"/>
    </style:style>
    <style:style style:name="P22" style:family="paragraph" style:parent-style-name="Text_20_body" style:list-style-name="L4"/>
    <style:style style:name="P23" style:family="paragraph" style:parent-style-name="Text_20_body" style:list-style-name="L4">
      <style:text-properties officeooo:paragraph-rsid="007c97a8"/>
    </style:style>
    <style:style style:name="P24" style:family="paragraph" style:parent-style-name="Text_20_body" style:list-style-name="L4">
      <style:text-properties officeooo:paragraph-rsid="0076d06c"/>
    </style:style>
    <style:style style:name="P25" style:family="paragraph" style:parent-style-name="Text_20_body" style:list-style-name="L4">
      <style:text-properties officeooo:rsid="0076d06c" officeooo:paragraph-rsid="0076d06c"/>
    </style:style>
    <style:style style:name="P26" style:family="paragraph" style:parent-style-name="Text_20_body" style:list-style-name="L4">
      <style:text-properties officeooo:rsid="0076f68a" officeooo:paragraph-rsid="0076f68a"/>
    </style:style>
    <style:style style:name="P27" style:family="paragraph" style:parent-style-name="Text_20_body" style:list-style-name="L5"/>
    <style:style style:name="P28" style:family="paragraph" style:parent-style-name="Text_20_body" style:list-style-name="L5">
      <style:text-properties officeooo:paragraph-rsid="007c97a8"/>
    </style:style>
    <style:style style:name="P29" style:family="paragraph" style:parent-style-name="Text_20_body" style:list-style-name="L5">
      <style:text-properties officeooo:rsid="007e7002" officeooo:paragraph-rsid="007e7002"/>
    </style:style>
    <style:style style:name="P30" style:family="paragraph" style:parent-style-name="Text_20_body" style:list-style-name="L6"/>
    <style:style style:name="P31" style:family="paragraph" style:parent-style-name="Text_20_body" style:list-style-name="L6">
      <style:text-properties officeooo:rsid="0080b3b9" officeooo:paragraph-rsid="0080b3b9"/>
    </style:style>
    <style:style style:name="P32" style:family="paragraph" style:parent-style-name="Text_20_body" style:list-style-name="L7"/>
    <style:style style:name="P33" style:family="paragraph" style:parent-style-name="Text_20_body" style:list-style-name="L7">
      <style:text-properties officeooo:paragraph-rsid="00835728"/>
    </style:style>
    <style:style style:name="P34" style:family="paragraph" style:parent-style-name="Text_20_body" style:list-style-name="L7">
      <style:text-properties officeooo:rsid="00835728" officeooo:paragraph-rsid="00835728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5950b" style:font-weight-asian="normal" style:font-weight-complex="normal"/>
    </style:style>
    <style:style style:name="T3" style:family="text">
      <style:text-properties fo:font-weight="normal" officeooo:rsid="001feb86" style:font-weight-asian="normal" style:font-weight-complex="normal"/>
    </style:style>
    <style:style style:name="T4" style:family="text">
      <style:text-properties fo:font-weight="normal" officeooo:rsid="00442ff1" style:font-weight-asian="normal" style:font-weight-complex="normal"/>
    </style:style>
    <style:style style:name="T5" style:family="text">
      <style:text-properties fo:font-weight="normal" officeooo:rsid="00485548" style:font-weight-asian="normal" style:font-weight-complex="normal"/>
    </style:style>
    <style:style style:name="T6" style:family="text">
      <style:text-properties officeooo:rsid="00427f84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feb86" style:font-weight-asian="bold" style:font-weight-complex="bold"/>
    </style:style>
    <style:style style:name="T9" style:family="text">
      <style:text-properties officeooo:rsid="005b406a"/>
    </style:style>
    <style:style style:name="T10" style:family="text">
      <style:text-properties officeooo:rsid="0072684b"/>
    </style:style>
    <style:style style:name="T11" style:family="text">
      <style:text-properties officeooo:rsid="007423c0"/>
    </style:style>
    <style:style style:name="T12" style:family="text">
      <style:text-properties officeooo:rsid="00752117"/>
    </style:style>
    <style:style style:name="T13" style:family="text">
      <style:text-properties officeooo:rsid="0076d06c"/>
    </style:style>
    <style:style style:name="T14" style:family="text">
      <style:text-properties officeooo:rsid="0076f68a"/>
    </style:style>
    <style:style style:name="T15" style:family="text">
      <style:text-properties officeooo:rsid="007c97a8"/>
    </style:style>
    <style:style style:name="T16" style:family="text">
      <style:text-properties officeooo:rsid="007e7002"/>
    </style:style>
    <style:style style:name="T17" style:family="text">
      <style:text-properties officeooo:rsid="0080b3b9"/>
    </style:style>
    <style:style style:name="T18" style:family="text">
      <style:text-properties officeooo:rsid="00835728"/>
    </style:style>
    <style:style style:name="T19" style:family="text">
      <style:text-properties officeooo:rsid="0084f2ce"/>
    </style:style>
    <style:style style:name="T20" style:family="text">
      <style:text-properties officeooo:rsid="0086d842"/>
    </style:style>
    <style:style style:name="T21" style:family="text">
      <style:text-properties officeooo:rsid="0086ecc4"/>
    </style:style>
    <style:style style:name="T22" style:family="text">
      <style:text-properties officeooo:rsid="0088d2b7"/>
    </style:style>
    <style:style style:name="T23" style:family="text">
      <style:text-properties officeooo:rsid="00899ff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DATA STRUCTURES LAB</text:p>
      <text:p text:style-name="P1">AMAL NATH M</text:p>
      <text:p text:style-name="P1">R3 11</text:p>
      <text:p text:style-name="P1"/>
      <text:p text:style-name="P4">EXPERIMENT <text:span text:style-name="T6">8</text:span><text:span text:style-name="T9">a</text:span></text:p>
      <text:p text:style-name="P5"/>
      <text:p text:style-name="P8"><text:span text:style-name="T8">AIM </text:span><text:span text:style-name="T3">:- </text:span><text:span text:style-name="T1">Write a menu driven program for performing the following operations on a Linked List:</text:span></text:p>
      <text:p text:style-name="P10">1. Display</text:p>
      <text:p text:style-name="P10">2. Insert at Beginning</text:p>
      <text:p text:style-name="P10">3. Insert at End</text:p>
      <text:p text:style-name="P10">4. Insert at a specified Position</text:p>
      <text:p text:style-name="P10">5. Delete from Beginning</text:p>
      <text:p text:style-name="P10">6. Delete from End</text:p>
      <text:p text:style-name="P10">7. Delete from a specified Position</text:p>
      <text:p text:style-name="P10"/>
      <text:p text:style-name="P6">DATA STRUCTURE USED <text:span text:style-name="T1">:- </text:span><text:span text:style-name="T4">LINKED LIST</text:span><text:span text:style-name="T2"> is the data structure used.</text:span></text:p>
      <text:p text:style-name="P6"/>
      <text:p text:style-name="P5"><text:span text:style-name="T7">ALGORITHM</text:span><text:span text:style-name="T1"> :- </text:span></text:p>
      <text:p text:style-name="P11">Algorithm Display</text:p>
      <text:p text:style-name="P11">START</text:p>
      <text:list xml:id="list766129577" text:style-name="L1">
        <text:list-item>
          <text:p text:style-name="P17">ptr = HEADER-&gt;LINK</text:p>
        </text:list-item>
        <text:list-item>
          <text:p text:style-name="P17">While ptr != NULL</text:p>
        </text:list-item>
        <text:list-item>
          <text:p text:style-name="P17"><text:s/><text:tab/><text:span text:style-name="T19">P</text:span>rint ptr-&gt;DATA</text:p>
        </text:list-item>
        <text:list-item>
          <text:p text:style-name="P17"><text:s/><text:tab/>ptr = ptr-&gt;LINK</text:p>
        </text:list-item>
        <text:list-item>
          <text:p text:style-name="P17">EndWhile</text:p>
        </text:list-item>
      </text:list>
      <text:p text:style-name="P11">STOP</text:p>
      <text:p text:style-name="Standard"/>
      <text:p text:style-name="Text_20_body">Algorithm InsertFront</text:p>
      <text:p text:style-name="Text_20_body">START</text:p>
      <text:list xml:id="list4278308842" text:style-name="L2">
        <text:list-item>
          <text:p text:style-name="P18">ptr = <text:span text:style-name="T10">GetNode(NODE)</text:span></text:p>
        </text:list-item>
        <text:list-item>
          <text:p text:style-name="P18">ptr-&gt;DATA = X</text:p>
        </text:list-item>
        <text:list-item>
          <text:p text:style-name="P18">ptr-&gt;LINK = HEADER-&gt;LINK</text:p>
        </text:list-item>
        <text:list-item>
          <text:p text:style-name="P18"><text:soft-page-break/>HEADER-&gt;LINK = ptr</text:p>
        </text:list-item>
      </text:list>
      <text:p text:style-name="P12">STOP</text:p>
      <text:p text:style-name="P12"/>
      <text:p text:style-name="Text_20_body">Algorithm InsertEnd</text:p>
      <text:p text:style-name="Text_20_body">START</text:p>
      <text:list xml:id="list3776822342" text:style-name="L3">
        <text:list-item>
          <text:p text:style-name="P21">ptr = HEADER</text:p>
        </text:list-item>
        <text:list-item>
          <text:p text:style-name="P20"><text:span text:style-name="T10">W</text:span>hile ptr-&gt;LINK != NULL</text:p>
        </text:list-item>
        <text:list-item>
          <text:p text:style-name="P20"><text:tab/>ptr = ptr-&gt;LINK</text:p>
        </text:list-item>
        <text:list-item>
          <text:p text:style-name="P21">EndWhile</text:p>
        </text:list-item>
        <text:list-item>
          <text:p text:style-name="P19">ptr-&gt;LINK <text:span text:style-name="T11">= GetNode(NODE)</text:span></text:p>
        </text:list-item>
        <text:list-item>
          <text:p text:style-name="P19">ptr-&gt;LINK-&gt;DATA = X</text:p>
        </text:list-item>
        <text:list-item>
          <text:p text:style-name="P19">ptr-&gt;LINK-&gt;LINK = NULL</text:p>
        </text:list-item>
      </text:list>
      <text:p text:style-name="Text_20_body">STOP</text:p>
      <text:p text:style-name="Text_20_body"/>
      <text:p text:style-name="Text_20_body">Algorithm InsertAny</text:p>
      <text:p text:style-name="Text_20_body">START</text:p>
      <text:list xml:id="list2831096932" text:style-name="L4">
        <text:list-item>
          <text:p text:style-name="P25">ptr = HEADER-&gt;LINK</text:p>
        </text:list-item>
        <text:list-item>
          <text:p text:style-name="P22"><text:span text:style-name="T12">I</text:span>f ptr == NULL)</text:p>
        </text:list-item>
        <text:list-item>
          <text:p text:style-name="P23"><text:s/><text:tab/><text:span text:style-name="T12">Print "List is empty!"</text:span></text:p>
        </text:list-item>
        <text:list-item>
          <text:p text:style-name="P23"><text:s/><text:tab/><text:span text:style-name="T20">Exit</text:span></text:p>
        </text:list-item>
        <text:list-item>
          <text:p text:style-name="P22"><text:span text:style-name="T12">E</text:span>lse</text:p>
        </text:list-item>
        <text:list-item>
          <text:p text:style-name="P22"><text:tab/><text:span text:style-name="T12">W</text:span>hile ptr-&gt;DATA != KEY</text:p>
        </text:list-item>
        <text:list-item>
          <text:p text:style-name="P22"><text:tab/><text:tab/><text:span text:style-name="T12">If </text:span>ptr-&gt;LINK = NULL</text:p>
        </text:list-item>
        <text:list-item>
          <text:p text:style-name="P23"><text:tab/><text:tab/><text:tab/><text:span text:style-name="T12">Print "</text:span>K<text:span text:style-name="T12">ey</text:span> not found!"</text:p>
        </text:list-item>
        <text:list-item>
          <text:p text:style-name="P22"><text:tab/><text:tab/><text:tab/><text:span text:style-name="T13">Exit</text:span></text:p>
        </text:list-item>
        <text:list-item>
          <text:p text:style-name="P24"><text:tab/><text:tab/><text:span text:style-name="T13">Else</text:span></text:p>
        </text:list-item>
        <text:list-item>
          <text:p text:style-name="P24"><text:s/><text:tab/><text:tab/><text:tab/>ptr = ptr-&gt;LINK</text:p>
        </text:list-item>
        <text:list-item>
          <text:p text:style-name="P24"><text:s/><text:tab/><text:tab/><text:span text:style-name="T14">EndIf</text:span></text:p>
        </text:list-item>
        <text:list-item>
          <text:p text:style-name="P24"><text:s/><text:tab/><text:span text:style-name="T13">EndWhile</text:span></text:p>
        </text:list-item>
        <text:list-item>
          <text:p text:style-name="P22"><text:tab/><text:span text:style-name="T13">I</text:span>f ptr-&gt;DATA = KEY</text:p>
        </text:list-item>
        <text:list-item>
          <text:p text:style-name="P22"><text:tab/><text:tab/>ptr1 = <text:span text:style-name="T14">GetNode(NODE)</text:span></text:p>
        </text:list-item>
        <text:list-item>
          <text:p text:style-name="P22"><text:tab/><text:tab/>ptr1-&gt;DATA = X</text:p>
        </text:list-item>
        <text:list-item>
          <text:p text:style-name="P22"><text:soft-page-break/><text:tab/><text:tab/>ptr1-&gt;LINK = ptr-&gt;LINK</text:p>
        </text:list-item>
        <text:list-item>
          <text:p text:style-name="P22"><text:tab/><text:tab/>ptr-&gt;LINK = ptr1</text:p>
        </text:list-item>
        <text:list-item>
          <text:p text:style-name="P22"><text:s/><text:tab/><text:span text:style-name="T14">EndIf</text:span></text:p>
        </text:list-item>
        <text:list-item>
          <text:p text:style-name="P26">EndIf</text:p>
        </text:list-item>
      </text:list>
      <text:p text:style-name="P13">STOP</text:p>
      <text:p text:style-name="P13"/>
      <text:p text:style-name="Text_20_body">Algorithm DeleteFront</text:p>
      <text:p text:style-name="Text_20_body">START</text:p>
      <text:list xml:id="list2613583685" text:style-name="L5">
        <text:list-item>
          <text:p text:style-name="P27"><text:span text:style-name="T15">I</text:span>f HEADER-&gt;LINK = NULL</text:p>
        </text:list-item>
        <text:list-item>
          <text:p text:style-name="P28"><text:tab/><text:span text:style-name="T15">Print </text:span>"List is empty"</text:p>
        </text:list-item>
        <text:list-item>
          <text:p text:style-name="P28"><text:s/><text:tab/><text:span text:style-name="T21">Exit</text:span></text:p>
        </text:list-item>
        <text:list-item>
          <text:p text:style-name="P27"><text:span text:style-name="T15">E</text:span>lse</text:p>
        </text:list-item>
        <text:list-item>
          <text:p text:style-name="P27"><text:tab/>ptr = HEADER-&gt;LINK</text:p>
        </text:list-item>
        <text:list-item>
          <text:p text:style-name="P27"><text:tab/>X = ptr-&gt;DATA</text:p>
        </text:list-item>
        <text:list-item>
          <text:p text:style-name="P27"><text:tab/>HEADER-&gt;LINK = ptr-&gt;LINK</text:p>
        </text:list-item>
        <text:list-item>
          <text:p text:style-name="P27"><text:tab/><text:span text:style-name="T16">ReturnNode</text:span>(ptr)</text:p>
        </text:list-item>
        <text:list-item>
          <text:p text:style-name="P27"><text:tab/><text:span text:style-name="T16">R</text:span>eturn X</text:p>
        </text:list-item>
        <text:list-item>
          <text:p text:style-name="P29">EndIf</text:p>
        </text:list-item>
      </text:list>
      <text:p text:style-name="Text_20_body">STOP</text:p>
      <text:p text:style-name="Text_20_body"/>
      <text:p text:style-name="Text_20_body">Algorithm DeleteEnd</text:p>
      <text:p text:style-name="Text_20_body">START</text:p>
      <text:list xml:id="list1552736253" text:style-name="L6">
        <text:list-item>
          <text:p text:style-name="P31">ptr = HEADER</text:p>
        </text:list-item>
        <text:list-item>
          <text:p text:style-name="P30"><text:span text:style-name="T17">If </text:span>ptr-&gt;LINK = NULL</text:p>
        </text:list-item>
        <text:list-item>
          <text:p text:style-name="P30"><text:tab/><text:span text:style-name="T17">Print </text:span>"List is empty"</text:p>
        </text:list-item>
        <text:list-item>
          <text:p text:style-name="P30"><text:s/><text:tab/><text:span text:style-name="T22">Exit</text:span></text:p>
        </text:list-item>
        <text:list-item>
          <text:p text:style-name="P30"><text:span text:style-name="T17">E</text:span>lse</text:p>
        </text:list-item>
        <text:list-item>
          <text:p text:style-name="P30"><text:tab/><text:span text:style-name="T17">W</text:span>hile ptr-&gt;LINK-&gt;LINK != NULL</text:p>
        </text:list-item>
        <text:list-item>
          <text:p text:style-name="P30"><text:tab/><text:tab/>ptr = ptr-&gt;LINK</text:p>
        </text:list-item>
        <text:list-item>
          <text:p text:style-name="P30"><text:s/><text:tab/><text:span text:style-name="T17">EndWhile</text:span></text:p>
        </text:list-item>
        <text:list-item>
          <text:p text:style-name="P30"><text:tab/>X = ptr-&gt;LINK-&gt;DATA</text:p>
        </text:list-item>
        <text:list-item>
          <text:p text:style-name="P30"><text:tab/><text:span text:style-name="T17">ReturnNode</text:span>(ptr-&gt;LINK)</text:p>
        </text:list-item>
        <text:list-item>
          <text:p text:style-name="P30"><text:soft-page-break/><text:tab/>ptr-&gt;LINK = NULL</text:p>
        </text:list-item>
        <text:list-item>
          <text:p text:style-name="P30"><text:tab/><text:span text:style-name="T17">R</text:span>eturn X</text:p>
        </text:list-item>
        <text:list-item>
          <text:p text:style-name="P31">EndIf</text:p>
        </text:list-item>
      </text:list>
      <text:p text:style-name="P14">STOP</text:p>
      <text:p text:style-name="P14"/>
      <text:p text:style-name="Text_20_body">Algorithm DeleteAny</text:p>
      <text:p text:style-name="Text_20_body">START</text:p>
      <text:list xml:id="list3029804400" text:style-name="L7">
        <text:list-item>
          <text:p text:style-name="P32">ptr1 = <text:span text:style-name="T18">HEADER</text:span></text:p>
        </text:list-item>
        <text:list-item>
          <text:p text:style-name="P32">ptr = ptr1-&gt;LINK</text:p>
        </text:list-item>
        <text:list-item>
          <text:p text:style-name="P32"><text:span text:style-name="T18">I</text:span>f ptr = NULL</text:p>
        </text:list-item>
        <text:list-item>
          <text:p text:style-name="P32"><text:s/><text:tab/><text:span text:style-name="T18">P</text:span>rint "List is empty"</text:p>
        </text:list-item>
        <text:list-item>
          <text:p text:style-name="P32"><text:s/><text:tab/><text:span text:style-name="T23">Exit</text:span></text:p>
        </text:list-item>
        <text:list-item>
          <text:p text:style-name="P32"><text:span text:style-name="T18">E</text:span>lse</text:p>
        </text:list-item>
        <text:list-item>
          <text:p text:style-name="P32"><text:tab/><text:span text:style-name="T18">W</text:span>hile ptr-&gt;DATA != KEY <text:span text:style-name="T18">and</text:span> ptr-&gt;LINK != NULL</text:p>
        </text:list-item>
        <text:list-item>
          <text:p text:style-name="P32"><text:tab/><text:tab/>ptr1 = ptr</text:p>
        </text:list-item>
        <text:list-item>
          <text:p text:style-name="P32"><text:tab/><text:tab/>ptr = ptr-&gt;LINK</text:p>
        </text:list-item>
        <text:list-item>
          <text:p text:style-name="P32"><text:s/><text:tab/><text:span text:style-name="T18">EndWhile</text:span></text:p>
        </text:list-item>
        <text:list-item>
          <text:p text:style-name="P32"><text:tab/><text:span text:style-name="T18">I</text:span>f ptr-&gt;DATA = KEY</text:p>
        </text:list-item>
        <text:list-item>
          <text:p text:style-name="P32"><text:tab/><text:tab/>ptr1-&gt;LINK = ptr-&gt;LINK</text:p>
        </text:list-item>
        <text:list-item>
          <text:p text:style-name="P32"><text:tab/><text:tab/><text:span text:style-name="T18">ReturnNode</text:span>(ptr)</text:p>
        </text:list-item>
        <text:list-item>
          <text:p text:style-name="P33"><text:tab/><text:span text:style-name="T18">E</text:span>lse</text:p>
        </text:list-item>
        <text:list-item>
          <text:p text:style-name="P33"><text:s/><text:tab/><text:tab/><text:span text:style-name="T18">P</text:span>rint "K<text:span text:style-name="T18">ey</text:span> not found"</text:p>
        </text:list-item>
        <text:list-item>
          <text:p text:style-name="P33"><text:s/><text:tab/><text:span text:style-name="T18">EndIf</text:span></text:p>
        </text:list-item>
        <text:list-item>
          <text:p text:style-name="P34">EndIf</text:p>
        </text:list-item>
      </text:list>
      <text:p text:style-name="P15">STOP</text:p>
      <text:p text:style-name="Text_20_body"/>
      <text:p text:style-name="P7">PROGRAM CODE<text:span text:style-name="T1"> :- </text:span></text:p>
      <text:p text:style-name="P2">#include&lt;stdio.h&gt;</text:p>
      <text:p text:style-name="P2">#include&lt;stdlib.h&gt;</text:p>
      <text:p text:style-name="P2"/>
      <text:p text:style-name="P2">struct node</text:p>
      <text:p text:style-name="P2">{</text:p>
      <text:p text:style-name="P2"><text:tab/>int DATA;</text:p>
      <text:p text:style-name="P2"><text:tab/>struct node* LINK;</text:p>
      <text:p text:style-name="P2">};</text:p>
      <text:p text:style-name="P2"><text:soft-page-break/></text:p>
      <text:p text:style-name="P2">void display(struct node* ptr)</text:p>
      <text:p text:style-name="P2">{</text:p>
      <text:p text:style-name="P2"><text:tab/>printf("The list:\n");</text:p>
      <text:p text:style-name="P2"><text:tab/>while(ptr!=NULL)</text:p>
      <text:p text:style-name="P2"><text:tab/>{</text:p>
      <text:p text:style-name="P2"><text:tab/><text:tab/>printf("%d\n", ptr-&gt;DATA);</text:p>
      <text:p text:style-name="P2"><text:tab/><text:tab/>ptr = ptr-&gt;LINK;</text:p>
      <text:p text:style-name="P2"><text:tab/>}</text:p>
      <text:p text:style-name="P2">}</text:p>
      <text:p text:style-name="P2"/>
      <text:p text:style-name="P2">void insertFront(struct node* HEADER)</text:p>
      <text:p text:style-name="P2">{</text:p>
      <text:p text:style-name="P2"><text:tab/>struct node* ptr = (struct node*) malloc(1* sizeof(struct node*));</text:p>
      <text:p text:style-name="P2"><text:tab/></text:p>
      <text:p text:style-name="P2"><text:tab/>int X;</text:p>
      <text:p text:style-name="P2"><text:tab/>printf("Enter element\n");</text:p>
      <text:p text:style-name="P2"><text:tab/>scanf("%d", &amp;X);</text:p>
      <text:p text:style-name="P2"/>
      <text:p text:style-name="P2"><text:tab/>ptr-&gt;DATA = X;</text:p>
      <text:p text:style-name="P2"><text:tab/>ptr-&gt;LINK = HEADER-&gt;LINK;</text:p>
      <text:p text:style-name="P2"><text:tab/>HEADER-&gt;LINK = ptr;</text:p>
      <text:p text:style-name="P2">}</text:p>
      <text:p text:style-name="P2"/>
      <text:p text:style-name="P2">void insertEnd(struct node* ptr)</text:p>
      <text:p text:style-name="P2">{<text:tab/></text:p>
      <text:p text:style-name="P2"><text:tab/>int X;</text:p>
      <text:p text:style-name="P2"><text:tab/>printf("Enter element\n");</text:p>
      <text:p text:style-name="P2"><text:tab/>scanf("%d", &amp;X);</text:p>
      <text:p text:style-name="P2"><text:tab/></text:p>
      <text:p text:style-name="P2"><text:tab/>while(ptr-&gt;LINK != NULL)</text:p>
      <text:p text:style-name="P2"><text:tab/>{</text:p>
      <text:p text:style-name="P2"><text:tab/><text:tab/>ptr = ptr-&gt;LINK;</text:p>
      <text:p text:style-name="P2"><text:tab/>}</text:p>
      <text:p text:style-name="P2"><text:tab/></text:p>
      <text:p text:style-name="P2"><text:tab/>ptr-&gt;LINK = (struct node*) malloc(1* sizeof(struct node*));</text:p>
      <text:p text:style-name="P2"><text:tab/>ptr-&gt;LINK-&gt;DATA = X;</text:p>
      <text:p text:style-name="P2"><text:tab/>ptr-&gt;LINK-&gt;LINK = NULL;</text:p>
      <text:p text:style-name="P2">}</text:p>
      <text:p text:style-name="P2"/>
      <text:p text:style-name="P2">void insertAny(struct node* ptr)</text:p>
      <text:p text:style-name="P2">{</text:p>
      <text:p text:style-name="P2"/>
      <text:p text:style-name="P2"><text:tab/>if(ptr == NULL)</text:p>
      <text:p text:style-name="P2"><text:tab/>{</text:p>
      <text:p text:style-name="P2"><text:tab/><text:tab/>printf("Cannot be inserted! (List is empty)\n");</text:p>
      <text:p text:style-name="P2"><text:tab/>}</text:p>
      <text:p text:style-name="P2"><text:tab/>else</text:p>
      <text:p text:style-name="P2"><text:tab/>{</text:p>
      <text:p text:style-name="P2"><text:tab/><text:tab/>int X, KEY;</text:p>
      <text:p text:style-name="P2"><text:tab/><text:tab/>printf("Enter element\n");</text:p>
      <text:p text:style-name="P2"><text:tab/><text:tab/>scanf("%d", &amp;X);</text:p>
      <text:p text:style-name="P2"><text:soft-page-break/><text:tab/><text:tab/>printf("Enter the KEY element\n");</text:p>
      <text:p text:style-name="P2"><text:tab/><text:tab/>scanf("%d", &amp;KEY);</text:p>
      <text:p text:style-name="P2"><text:tab/></text:p>
      <text:p text:style-name="P2"><text:tab/><text:tab/>while(ptr-&gt;DATA != KEY)</text:p>
      <text:p text:style-name="P2"><text:tab/><text:tab/>{</text:p>
      <text:p text:style-name="P2"><text:tab/><text:tab/><text:tab/>if(ptr-&gt;LINK == NULL)</text:p>
      <text:p text:style-name="P2"><text:tab/><text:tab/><text:tab/>{</text:p>
      <text:p text:style-name="P2"><text:tab/><text:tab/><text:tab/><text:tab/>printf("Cannot be inserted at specified position! (KEY not found)\n");</text:p>
      <text:p text:style-name="P2"><text:tab/><text:tab/><text:tab/><text:tab/>break;</text:p>
      <text:p text:style-name="P2"><text:tab/><text:tab/><text:tab/>}</text:p>
      <text:p text:style-name="P2"><text:tab/><text:tab/><text:tab/>else</text:p>
      <text:p text:style-name="P2"><text:tab/><text:tab/><text:tab/><text:tab/>ptr = ptr-&gt;LINK;</text:p>
      <text:p text:style-name="P2"><text:tab/><text:tab/>}</text:p>
      <text:p text:style-name="P2"><text:tab/><text:tab/></text:p>
      <text:p text:style-name="P2"><text:tab/><text:tab/>if(ptr-&gt;DATA == KEY)</text:p>
      <text:p text:style-name="P2"><text:tab/><text:tab/>{</text:p>
      <text:p text:style-name="P2"><text:tab/><text:tab/><text:tab/>struct node* ptr1 = (struct node*) malloc(1*sizeof(struct node*));</text:p>
      <text:p text:style-name="P2"><text:tab/><text:tab/><text:tab/>ptr1-&gt;DATA = X;</text:p>
      <text:p text:style-name="P2"><text:tab/><text:tab/><text:tab/>ptr1-&gt;LINK = ptr-&gt;LINK;</text:p>
      <text:p text:style-name="P2"><text:tab/><text:tab/><text:tab/>ptr-&gt;LINK = ptr1;</text:p>
      <text:p text:style-name="P2"><text:tab/><text:tab/>}</text:p>
      <text:p text:style-name="P2"><text:tab/>}<text:tab/></text:p>
      <text:p text:style-name="P2">}</text:p>
      <text:p text:style-name="P2"/>
      <text:p text:style-name="P2">int deleteFront(struct node* HEADER)</text:p>
      <text:p text:style-name="P2">{</text:p>
      <text:p text:style-name="P2"><text:tab/>if(HEADER-&gt;LINK == NULL)</text:p>
      <text:p text:style-name="P2"><text:tab/>{</text:p>
      <text:p text:style-name="P2"><text:tab/><text:tab/>printf("Cannot be deleted! (List is empty)\n");</text:p>
      <text:p text:style-name="P2"><text:tab/>}</text:p>
      <text:p text:style-name="P2"><text:tab/>else</text:p>
      <text:p text:style-name="P2"><text:tab/>{</text:p>
      <text:p text:style-name="P2"><text:tab/><text:tab/>struct node* ptr = HEADER-&gt;LINK;</text:p>
      <text:p text:style-name="P2"><text:tab/><text:tab/></text:p>
      <text:p text:style-name="P2"><text:tab/><text:tab/>int X = ptr-&gt;DATA;</text:p>
      <text:p text:style-name="P2"><text:tab/><text:tab/>HEADER-&gt;LINK = ptr-&gt;LINK;</text:p>
      <text:p text:style-name="P2"><text:tab/><text:tab/>free(ptr);</text:p>
      <text:p text:style-name="P2"><text:tab/><text:tab/></text:p>
      <text:p text:style-name="P2"><text:tab/><text:tab/>return X;</text:p>
      <text:p text:style-name="P2"><text:tab/>}</text:p>
      <text:p text:style-name="P2">}</text:p>
      <text:p text:style-name="P2"/>
      <text:p text:style-name="P2">int deleteEnd(struct node* ptr)</text:p>
      <text:p text:style-name="P2">{<text:tab/></text:p>
      <text:p text:style-name="P2"><text:tab/>if(ptr-&gt;LINK == NULL)</text:p>
      <text:p text:style-name="P2"><text:tab/>{</text:p>
      <text:p text:style-name="P2"><text:tab/><text:tab/>printf("Cannot be deleted! (List is empty)\n");</text:p>
      <text:p text:style-name="P2"><text:tab/>}</text:p>
      <text:p text:style-name="P2"><text:tab/>else</text:p>
      <text:p text:style-name="P2"><text:tab/>{</text:p>
      <text:p text:style-name="P2"><text:tab/><text:tab/>while(ptr-&gt;LINK-&gt;LINK != NULL)</text:p>
      <text:p text:style-name="P2"><text:tab/><text:tab/>{</text:p>
      <text:p text:style-name="P2"><text:soft-page-break/><text:tab/><text:tab/><text:tab/>ptr = ptr-&gt;LINK;</text:p>
      <text:p text:style-name="P2"><text:tab/><text:tab/>}</text:p>
      <text:p text:style-name="P2"><text:tab/><text:tab/></text:p>
      <text:p text:style-name="P2"><text:tab/><text:tab/>int X = ptr-&gt;LINK-&gt;DATA;</text:p>
      <text:p text:style-name="P2"><text:tab/><text:tab/>free(ptr-&gt;LINK);</text:p>
      <text:p text:style-name="P2"><text:tab/><text:tab/>ptr-&gt;LINK = NULL;</text:p>
      <text:p text:style-name="P2"><text:tab/><text:tab/></text:p>
      <text:p text:style-name="P2"><text:tab/><text:tab/>return X;</text:p>
      <text:p text:style-name="P2"><text:tab/>}<text:tab/></text:p>
      <text:p text:style-name="P2">}</text:p>
      <text:p text:style-name="P2"/>
      <text:p text:style-name="P2">void deleteAny(struct node* ptr1)</text:p>
      <text:p text:style-name="P2">{</text:p>
      <text:p text:style-name="P2"><text:tab/>struct node* ptr = ptr1-&gt;LINK;</text:p>
      <text:p text:style-name="P2"><text:tab/></text:p>
      <text:p text:style-name="P2"><text:tab/>if(ptr == NULL)</text:p>
      <text:p text:style-name="P2"><text:tab/>{</text:p>
      <text:p text:style-name="P2"><text:tab/><text:tab/>printf("Cannot be deleted! (List is empty)\n");</text:p>
      <text:p text:style-name="P2"><text:tab/>}</text:p>
      <text:p text:style-name="P2"><text:tab/>else</text:p>
      <text:p text:style-name="P2"><text:tab/>{</text:p>
      <text:p text:style-name="P2"><text:tab/><text:tab/>int KEY;</text:p>
      <text:p text:style-name="P2"><text:tab/><text:tab/>printf("Enter the KEY element\n");</text:p>
      <text:p text:style-name="P2"><text:tab/><text:tab/>scanf("%d", &amp;KEY);</text:p>
      <text:p text:style-name="P2"><text:tab/></text:p>
      <text:p text:style-name="P2"><text:tab/><text:tab/>while(ptr-&gt;DATA != KEY &amp;&amp; ptr-&gt;LINK != NULL)</text:p>
      <text:p text:style-name="P2"><text:tab/><text:tab/>{</text:p>
      <text:p text:style-name="P2"><text:tab/><text:tab/><text:tab/>ptr1 = ptr;</text:p>
      <text:p text:style-name="P2"><text:tab/><text:tab/><text:tab/>ptr = ptr-&gt;LINK;</text:p>
      <text:p text:style-name="P2"><text:tab/><text:tab/>}</text:p>
      <text:p text:style-name="P2"/>
      <text:p text:style-name="P2"><text:tab/><text:tab/>if(ptr-&gt;DATA == KEY)</text:p>
      <text:p text:style-name="P2"><text:tab/><text:tab/>{</text:p>
      <text:p text:style-name="P2"><text:tab/><text:tab/><text:tab/>ptr1-&gt;LINK = ptr-&gt;LINK;</text:p>
      <text:p text:style-name="P2"><text:tab/><text:tab/><text:tab/>free(ptr);</text:p>
      <text:p text:style-name="P2"><text:tab/><text:tab/>}</text:p>
      <text:p text:style-name="P2"><text:tab/><text:tab/>else</text:p>
      <text:p text:style-name="P2"><text:tab/><text:tab/>{</text:p>
      <text:p text:style-name="P2"><text:tab/><text:tab/><text:tab/>printf("Cannot be deleted from specified position! (KEY not found)\n");</text:p>
      <text:p text:style-name="P2"><text:tab/><text:tab/>}</text:p>
      <text:p text:style-name="P2"><text:tab/>}<text:tab/></text:p>
      <text:p text:style-name="P2">}</text:p>
      <text:p text:style-name="P2"/>
      <text:p text:style-name="P2">void main()</text:p>
      <text:p text:style-name="P2">{</text:p>
      <text:p text:style-name="P2"><text:tab/>struct node* HEADER = (struct node*) malloc(1*sizeof(struct node));</text:p>
      <text:p text:style-name="P2"><text:tab/>HEADER-&gt;LINK = NULL;</text:p>
      <text:p text:style-name="P2"><text:tab/></text:p>
      <text:p text:style-name="P2"><text:tab/>int flag;</text:p>
      <text:p text:style-name="P2">L:</text:p>
      <text:p text:style-name="P2"><text:tab/>printf("\nChoose the Linked List operation\n");</text:p>
      <text:p text:style-name="P2"><text:soft-page-break/><text:tab/>printf("1.Display\n2.Insert at Beginning\n3.Insert at End\n4.Insert at a Specified Position\n");</text:p>
      <text:p text:style-name="P2"><text:tab/>printf("5.Delete from Beginning\n6.Delete from End\n7.Delete from a Specified Position\n8.Exit Program\n\n");</text:p>
      <text:p text:style-name="P2"><text:tab/>scanf("%d", &amp;flag);</text:p>
      <text:p text:style-name="P2"><text:tab/></text:p>
      <text:p text:style-name="P2"><text:tab/>switch(flag)</text:p>
      <text:p text:style-name="P2"><text:tab/>{</text:p>
      <text:p text:style-name="P2"><text:tab/><text:tab/>case 1:</text:p>
      <text:p text:style-name="P2"><text:tab/><text:tab/><text:tab/>display(HEADER-&gt;LINK);</text:p>
      <text:p text:style-name="P2"><text:tab/><text:tab/><text:tab/>goto L;</text:p>
      <text:p text:style-name="P2"><text:tab/></text:p>
      <text:p text:style-name="P2"><text:tab/><text:tab/>case 2:</text:p>
      <text:p text:style-name="P2"><text:tab/><text:tab/><text:tab/>insertFront(HEADER);</text:p>
      <text:p text:style-name="P2"><text:tab/><text:tab/><text:tab/>goto L;</text:p>
      <text:p text:style-name="P2"><text:tab/></text:p>
      <text:p text:style-name="P2"><text:tab/><text:tab/>case 3:</text:p>
      <text:p text:style-name="P2"><text:tab/><text:tab/><text:tab/>insertEnd(HEADER);</text:p>
      <text:p text:style-name="P2"><text:tab/><text:tab/><text:tab/>goto L;</text:p>
      <text:p text:style-name="P2"><text:tab/><text:tab/></text:p>
      <text:p text:style-name="P2"><text:tab/><text:tab/>case 4:</text:p>
      <text:p text:style-name="P2"><text:tab/><text:tab/><text:tab/>insertAny(HEADER-&gt;LINK);</text:p>
      <text:p text:style-name="P2"><text:tab/><text:tab/><text:tab/>goto L;</text:p>
      <text:p text:style-name="P2"><text:tab/><text:tab/></text:p>
      <text:p text:style-name="P2"><text:tab/><text:tab/>case 5:</text:p>
      <text:p text:style-name="P2"><text:tab/><text:tab/><text:tab/>deleteFront(HEADER);</text:p>
      <text:p text:style-name="P2"><text:tab/><text:tab/><text:tab/>goto L;</text:p>
      <text:p text:style-name="P2"><text:tab/><text:tab/></text:p>
      <text:p text:style-name="P2"><text:tab/><text:tab/>case 6:</text:p>
      <text:p text:style-name="P2"><text:tab/><text:tab/><text:tab/>deleteEnd(HEADER);</text:p>
      <text:p text:style-name="P2"><text:tab/><text:tab/><text:tab/>goto L;</text:p>
      <text:p text:style-name="P2"><text:tab/><text:tab/></text:p>
      <text:p text:style-name="P2"><text:tab/><text:tab/>case 7:</text:p>
      <text:p text:style-name="P2"><text:tab/><text:tab/><text:tab/>deleteAny(HEADER);</text:p>
      <text:p text:style-name="P2"><text:tab/><text:tab/><text:tab/>goto L;</text:p>
      <text:p text:style-name="P2"><text:tab/><text:tab/><text:tab/></text:p>
      <text:p text:style-name="P2"><text:tab/><text:tab/>case 8:</text:p>
      <text:p text:style-name="P2"><text:tab/><text:tab/><text:tab/>exit(0);</text:p>
      <text:p text:style-name="P2"><text:tab/><text:tab/><text:tab/><text:tab/></text:p>
      <text:p text:style-name="P2"><text:tab/><text:tab/>default:</text:p>
      <text:p text:style-name="P2"><text:tab/><text:tab/><text:tab/>printf("Invalid input\n\n");</text:p>
      <text:p text:style-name="P2"><text:tab/><text:tab/><text:tab/>goto L;</text:p>
      <text:p text:style-name="P2"><text:tab/>}</text:p>
      <text:p text:style-name="P2">}</text:p>
      <text:p text:style-name="Standard"/>
      <text:p text:style-name="Text_20_body"/>
      <text:p text:style-name="P9"><text:span text:style-name="T8">SAMPLE OUTPUT </text:span><text:span text:style-name="T3">:-</text:span></text:p>
      <text:p text:style-name="P3"/>
      <text:p text:style-name="P3">Choose the Linked List operation</text:p>
      <text:p text:style-name="P3">1.Display</text:p>
      <text:p text:style-name="P3">2.Insert at Beginning</text:p>
      <text:p text:style-name="P3"><text:soft-page-break/>3.Insert at End</text:p>
      <text:p text:style-name="P3">4.Insert at a Specified Position</text:p>
      <text:p text:style-name="P3">5.Delete from Beginning</text:p>
      <text:p text:style-name="P3">6.Delete from End</text:p>
      <text:p text:style-name="P3">7.Delete from a Specified Position</text:p>
      <text:p text:style-name="P3">8.Exit Program</text:p>
      <text:p text:style-name="P3"/>
      <text:p text:style-name="P3">1</text:p>
      <text:p text:style-name="P3">The list:</text:p>
      <text:p text:style-name="P3"/>
      <text:p text:style-name="P3">Choose the Linked List operation</text:p>
      <text:p text:style-name="P3">1.Display</text:p>
      <text:p text:style-name="P3">2.Insert at Beginning</text:p>
      <text:p text:style-name="P3">3.Insert at End</text:p>
      <text:p text:style-name="P3">4.Insert at a Specified Position</text:p>
      <text:p text:style-name="P3">5.Delete from Beginning</text:p>
      <text:p text:style-name="P3">6.Delete from End</text:p>
      <text:p text:style-name="P3">7.Delete from a Specified Position</text:p>
      <text:p text:style-name="P3">8.Exit Program</text:p>
      <text:p text:style-name="P3"/>
      <text:p text:style-name="P3">2</text:p>
      <text:p text:style-name="P3">Enter element</text:p>
      <text:p text:style-name="P3">1</text:p>
      <text:p text:style-name="P3"/>
      <text:p text:style-name="P3">Choose the Linked List operation</text:p>
      <text:p text:style-name="P3">1.Display</text:p>
      <text:p text:style-name="P3">2.Insert at Beginning</text:p>
      <text:p text:style-name="P3">3.Insert at End</text:p>
      <text:p text:style-name="P3">4.Insert at a Specified Position</text:p>
      <text:p text:style-name="P3">5.Delete from Beginning</text:p>
      <text:p text:style-name="P3">6.Delete from End</text:p>
      <text:p text:style-name="P3">7.Delete from a Specified Position</text:p>
      <text:p text:style-name="P3">8.Exit Program</text:p>
      <text:p text:style-name="P3"/>
      <text:p text:style-name="P3">3</text:p>
      <text:p text:style-name="P3">Enter element</text:p>
      <text:p text:style-name="P3">3</text:p>
      <text:p text:style-name="P3"/>
      <text:p text:style-name="P3">Choose the Linked List operation</text:p>
      <text:p text:style-name="P3">1.Display</text:p>
      <text:p text:style-name="P3">2.Insert at Beginning</text:p>
      <text:p text:style-name="P3">3.Insert at End</text:p>
      <text:p text:style-name="P3">4.Insert at a Specified Position</text:p>
      <text:p text:style-name="P3">5.Delete from Beginning</text:p>
      <text:p text:style-name="P3">6.Delete from End</text:p>
      <text:p text:style-name="P3">7.Delete from a Specified Position</text:p>
      <text:p text:style-name="P3">8.Exit Program</text:p>
      <text:p text:style-name="P3"/>
      <text:p text:style-name="P3">4</text:p>
      <text:p text:style-name="P3">Enter element</text:p>
      <text:p text:style-name="P3">2</text:p>
      <text:p text:style-name="P3">Enter the KEY element</text:p>
      <text:p text:style-name="P3"><text:soft-page-break/>1</text:p>
      <text:p text:style-name="P3"/>
      <text:p text:style-name="P3">Choose the Linked List operation</text:p>
      <text:p text:style-name="P3">1.Display</text:p>
      <text:p text:style-name="P3">2.Insert at Beginning</text:p>
      <text:p text:style-name="P3">3.Insert at End</text:p>
      <text:p text:style-name="P3">4.Insert at a Specified Position</text:p>
      <text:p text:style-name="P3">5.Delete from Beginning</text:p>
      <text:p text:style-name="P3">6.Delete from End</text:p>
      <text:p text:style-name="P3">7.Delete from a Specified Position</text:p>
      <text:p text:style-name="P3">8.Exit Program</text:p>
      <text:p text:style-name="P3"/>
      <text:p text:style-name="P3">1</text:p>
      <text:p text:style-name="P3">The list:</text:p>
      <text:p text:style-name="P3">1</text:p>
      <text:p text:style-name="P3">2</text:p>
      <text:p text:style-name="P3">3</text:p>
      <text:p text:style-name="P3"/>
      <text:p text:style-name="P3">Choose the Linked List operation</text:p>
      <text:p text:style-name="P3">1.Display</text:p>
      <text:p text:style-name="P3">2.Insert at Beginning</text:p>
      <text:p text:style-name="P3">3.Insert at End</text:p>
      <text:p text:style-name="P3">4.Insert at a Specified Position</text:p>
      <text:p text:style-name="P3">5.Delete from Beginning</text:p>
      <text:p text:style-name="P3">6.Delete from End</text:p>
      <text:p text:style-name="P3">7.Delete from a Specified Position</text:p>
      <text:p text:style-name="P3">8.Exit Program</text:p>
      <text:p text:style-name="P3"/>
      <text:p text:style-name="P3">6</text:p>
      <text:p text:style-name="P3"/>
      <text:p text:style-name="P3">Choose the Linked List operation</text:p>
      <text:p text:style-name="P3">1.Display</text:p>
      <text:p text:style-name="P3">2.Insert at Beginning</text:p>
      <text:p text:style-name="P3">3.Insert at End</text:p>
      <text:p text:style-name="P3">4.Insert at a Specified Position</text:p>
      <text:p text:style-name="P3">5.Delete from Beginning</text:p>
      <text:p text:style-name="P3">6.Delete from End</text:p>
      <text:p text:style-name="P3">7.Delete from a Specified Position</text:p>
      <text:p text:style-name="P3">8.Exit Program</text:p>
      <text:p text:style-name="P3"/>
      <text:p text:style-name="P3">1</text:p>
      <text:p text:style-name="P3">The list:</text:p>
      <text:p text:style-name="P3">1</text:p>
      <text:p text:style-name="P3">2</text:p>
      <text:p text:style-name="P3"/>
      <text:p text:style-name="P3">Choose the Linked List operation</text:p>
      <text:p text:style-name="P3">1.Display</text:p>
      <text:p text:style-name="P3">2.Insert at Beginning</text:p>
      <text:p text:style-name="P3">3.Insert at End</text:p>
      <text:p text:style-name="P3">4.Insert at a Specified Position</text:p>
      <text:p text:style-name="P3">5.Delete from Beginning</text:p>
      <text:p text:style-name="P3">6.Delete from End</text:p>
      <text:p text:style-name="P3"><text:soft-page-break/>7.Delete from a Specified Position</text:p>
      <text:p text:style-name="P3">8.Exit Program</text:p>
      <text:p text:style-name="P3"/>
      <text:p text:style-name="P3">5</text:p>
      <text:p text:style-name="P3"/>
      <text:p text:style-name="P3">Choose the Linked List operation</text:p>
      <text:p text:style-name="P3">1.Display</text:p>
      <text:p text:style-name="P3">2.Insert at Beginning</text:p>
      <text:p text:style-name="P3">3.Insert at End</text:p>
      <text:p text:style-name="P3">4.Insert at a Specified Position</text:p>
      <text:p text:style-name="P3">5.Delete from Beginning</text:p>
      <text:p text:style-name="P3">6.Delete from End</text:p>
      <text:p text:style-name="P3">7.Delete from a Specified Position</text:p>
      <text:p text:style-name="P3">8.Exit Program</text:p>
      <text:p text:style-name="P3"/>
      <text:p text:style-name="P3">1</text:p>
      <text:p text:style-name="P3">The list:</text:p>
      <text:p text:style-name="P3">2</text:p>
      <text:p text:style-name="P3"/>
      <text:p text:style-name="P3">Choose the Linked List operation</text:p>
      <text:p text:style-name="P3">1.Display</text:p>
      <text:p text:style-name="P3">2.Insert at Beginning</text:p>
      <text:p text:style-name="P3">3.Insert at End</text:p>
      <text:p text:style-name="P3">4.Insert at a Specified Position</text:p>
      <text:p text:style-name="P3">5.Delete from Beginning</text:p>
      <text:p text:style-name="P3">6.Delete from End</text:p>
      <text:p text:style-name="P3">7.Delete from a Specified Position</text:p>
      <text:p text:style-name="P3">8.Exit Program</text:p>
      <text:p text:style-name="P3"/>
      <text:p text:style-name="P3">7</text:p>
      <text:p text:style-name="P3">Enter the KEY element</text:p>
      <text:p text:style-name="P3">2</text:p>
      <text:p text:style-name="P3"/>
      <text:p text:style-name="P3">Choose the Linked List operation</text:p>
      <text:p text:style-name="P3">1.Display</text:p>
      <text:p text:style-name="P3">2.Insert at Beginning</text:p>
      <text:p text:style-name="P3">3.Insert at End</text:p>
      <text:p text:style-name="P3">4.Insert at a Specified Position</text:p>
      <text:p text:style-name="P3">5.Delete from Beginning</text:p>
      <text:p text:style-name="P3">6.Delete from End</text:p>
      <text:p text:style-name="P3">7.Delete from a Specified Position</text:p>
      <text:p text:style-name="P3">8.Exit Program</text:p>
      <text:p text:style-name="P3"/>
      <text:p text:style-name="P3">1</text:p>
      <text:p text:style-name="P3">The list:</text:p>
      <text:p text:style-name="P3"/>
      <text:p text:style-name="P3">Choose the Linked List operation</text:p>
      <text:p text:style-name="P3">1.Display</text:p>
      <text:p text:style-name="P3">2.Insert at Beginning</text:p>
      <text:p text:style-name="P3">3.Insert at End</text:p>
      <text:p text:style-name="P3">4.Insert at a Specified Position</text:p>
      <text:p text:style-name="P3">5.Delete from Beginning</text:p>
      <text:p text:style-name="P3"><text:soft-page-break/>6.Delete from End</text:p>
      <text:p text:style-name="P3">7.Delete from a Specified Position</text:p>
      <text:p text:style-name="P3">8.Exit Program</text:p>
      <text:p text:style-name="P3"/>
      <text:p text:style-name="P3">6</text:p>
      <text:p text:style-name="P3">Cannot be deleted! (List is empty)</text:p>
      <text:p text:style-name="P3"/>
      <text:p text:style-name="P3">Choose the Linked List operation</text:p>
      <text:p text:style-name="P3">1.Display</text:p>
      <text:p text:style-name="P3">2.Insert at Beginning</text:p>
      <text:p text:style-name="P3">3.Insert at End</text:p>
      <text:p text:style-name="P3">4.Insert at a Specified Position</text:p>
      <text:p text:style-name="P3">5.Delete from Beginning</text:p>
      <text:p text:style-name="P3">6.Delete from End</text:p>
      <text:p text:style-name="P3">7.Delete from a Specified Position</text:p>
      <text:p text:style-name="P3">8.Exit Program</text:p>
      <text:p text:style-name="P3"/>
      <text:p text:style-name="P3">8</text:p>
      <text:p text:style-name="Standard"/>
      <text:p text:style-name="Text_20_body"><text:span text:style-name="T8"><text:line-break/>RESULT </text:span><text:span text:style-name="T3">:- </text:span><text:span text:style-name="T5">The given operations are performed on a Linked Lis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1T00:04:10.497877074</meta:creation-date>
    <dc:date>2020-11-05T17:35:04.797622044</dc:date>
    <meta:editing-duration>PT1H55M34S</meta:editing-duration>
    <meta:editing-cycles>64</meta:editing-cycles>
    <meta:generator>LibreOffice/6.4.6.2$Linux_X86_64 LibreOffice_project/40$Build-2</meta:generator>
    <meta:document-statistic meta:table-count="0" meta:image-count="0" meta:object-count="0" meta:page-count="12" meta:paragraph-count="459" meta:word-count="1230" meta:character-count="7709" meta:non-whitespace-character-count="6604"/>
  </office:meta>
</office:document-meta>
</file>